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meta.rdf"/>
  <manifest:file-entry manifest:media-type="" manifest:full-path="meta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1110901893" text:name="Section1">
        <text:p text:style-name="Standard">Section with metadata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08T15:57:55</meta:creation-date>
    <dc:date>2011-02-08T16:02:42</dc:date>
    <dc:creator>Ashok Hariharan</dc:creator>
    <meta:editing-duration>PT3M10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3" meta:character-count="2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Sub Main

Dim odoc

odoc = thisComponent

Dim osection 

osection = odoc.getTextSections().getByName("Section1")

Xray osection


Dim docText

docText= odoc.getText()


'We want to record section type like this 
'&lt;rdf:Property rdf:about="http://www.w3.org/2000/01/rdf-schema#domain"&gt;
'  &lt;rdfs:isDefinedBy rdf:resource="http://www.w3.org/2000/01/rdf-schema#"/&gt;
'  &lt;rdfs:label&gt;Type&lt;/rdfs:label&gt;
'  &lt;rdfs:comment&gt;S&lt;/rdfs:comment&gt;
' &lt;rdfs:range rdf:resource="http://www.w3.org/2000/01/rdf-schema#Class"/&gt;
'  &lt;rdfs:domain rdf:resource="http://www.w3.org/1999/02/22-rdf-syntax-ns#Property"/&gt;
'&lt;/rdf:Property&gt;

            

UriService = com.sun.star.rdf.URI
UriSService = com.sun.star.rdf.URIs
LiteralService = com.sun.star.rdf.Literal


Dim uriAnx 

uriAnx = UriService.createNS("editor", "http://editor.bungeni.org" )



Dim uriPredicate, uriObject

XRay UriSService 

uriPredicate = UriService.createKnown(UriSService.RDF_PREDICATE)

uriObject = uriService.createKnown(UriSService.RDF_OBJECT)

Dim litPredicate, litObject

litPredicate =LiteralService.create("Type")

litObject = LiteralService.create("Clause")


Dim rdfGraph

Dim rdfMetafile


rdfMetafile = odoc.addMetadataFile("meta/meta.rdf", Array(uriAnx))

rdfGraph = odoc.getRDFRepository().getGraph(rdfMetafile)

rdfGraph.addStatement(osection, uriPredicate, litPredicate)
rdfGraph.addStatement(osection, uriObject, litObject)


XRay rdfGraph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